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a4d3" officeooo:paragraph-rsid="0003a4d3"/>
    </style:style>
    <style:style style:name="P2" style:family="paragraph" style:parent-style-name="Standard">
      <style:text-properties officeooo:rsid="0003c0a8" officeooo:paragraph-rsid="0003c0a8"/>
    </style:style>
    <style:style style:name="P3" style:family="paragraph" style:parent-style-name="Standard">
      <style:text-properties officeooo:rsid="000db2d0" officeooo:paragraph-rsid="000db2d0"/>
    </style:style>
    <style:style style:name="P4" style:family="paragraph" style:parent-style-name="Standard">
      <style:text-properties officeooo:rsid="001064c0" officeooo:paragraph-rsid="001064c0"/>
    </style:style>
    <style:style style:name="P5" style:family="paragraph" style:parent-style-name="Standard">
      <style:text-properties officeooo:rsid="0017d965" officeooo:paragraph-rsid="001a4a63"/>
    </style:style>
    <style:style style:name="P6" style:family="paragraph" style:parent-style-name="Standard">
      <style:text-properties officeooo:rsid="001a4a63" officeooo:paragraph-rsid="001a4a63"/>
    </style:style>
    <style:style style:name="P7" style:family="paragraph" style:parent-style-name="Standard">
      <style:text-properties officeooo:rsid="001bddce" officeooo:paragraph-rsid="001bddce"/>
    </style:style>
    <style:style style:name="P8" style:family="paragraph" style:parent-style-name="Standard">
      <style:text-properties officeooo:rsid="002187e5" officeooo:paragraph-rsid="002187e5"/>
    </style:style>
    <style:style style:name="P9" style:family="paragraph" style:parent-style-name="Standard">
      <style:text-properties officeooo:rsid="002306b3" officeooo:paragraph-rsid="002306b3"/>
    </style:style>
    <style:style style:name="P10" style:family="paragraph" style:parent-style-name="Standard">
      <style:text-properties officeooo:rsid="0025fa91" officeooo:paragraph-rsid="0025fa91"/>
    </style:style>
    <style:style style:name="T1" style:family="text">
      <style:text-properties officeooo:rsid="0005865c"/>
    </style:style>
    <style:style style:name="T2" style:family="text">
      <style:text-properties officeooo:rsid="00074e9a"/>
    </style:style>
    <style:style style:name="T3" style:family="text">
      <style:text-properties fo:font-weight="bold" officeooo:rsid="0005865c" style:font-weight-asian="bold" style:font-weight-complex="bold"/>
    </style:style>
    <style:style style:name="T4" style:family="text">
      <style:text-properties fo:font-weight="bold" officeooo:rsid="00074e9a" style:font-weight-asian="bold" style:font-weight-complex="bold"/>
    </style:style>
    <style:style style:name="T5" style:family="text">
      <style:text-properties fo:font-weight="bold" officeooo:rsid="000a69bb" style:font-weight-asian="bold" style:font-weight-complex="bold"/>
    </style:style>
    <style:style style:name="T6" style:family="text">
      <style:text-properties officeooo:rsid="000a69bb"/>
    </style:style>
    <style:style style:name="T7" style:family="text">
      <style:text-properties officeooo:rsid="000c6ef5"/>
    </style:style>
    <style:style style:name="T8" style:family="text">
      <style:text-properties officeooo:rsid="000ea239"/>
    </style:style>
    <style:style style:name="T9" style:family="text">
      <style:text-properties officeooo:rsid="001064c0"/>
    </style:style>
    <style:style style:name="T10" style:family="text">
      <style:text-properties officeooo:rsid="00142e98"/>
    </style:style>
    <style:style style:name="T11" style:family="text">
      <style:text-properties officeooo:rsid="001b6c9e"/>
    </style:style>
    <style:style style:name="T12" style:family="text">
      <style:text-properties officeooo:rsid="001bddce"/>
    </style:style>
    <style:style style:name="T13" style:family="text">
      <style:text-properties officeooo:rsid="001d70ee"/>
    </style:style>
    <style:style style:name="T14" style:family="text">
      <style:text-properties officeooo:rsid="0022887b"/>
    </style:style>
    <style:style style:name="T15" style:family="text">
      <style:text-properties officeooo:rsid="00240c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structure</text:h>
      <text:p text:style-name="P2">- <text:span text:style-name="T3">input directory </text:span><text:span text:style-name="T1">contains input files generated with python script generate_input.py. The name of each input file follows the structure “input_size_N”, where N represents the dimension of the NxN input matrix. The values to be stored in the matrix are generated random.</text:span></text:p>
      <text:p text:style-name="P2">- <text:span text:style-name="T4">output_matrix directory</text:span><text:span text:style-name="T2"> contains the final state of the matrix after I iterations for N x M input matrix. The format of files is: TODO. These files are used to compare the correctness of the results for each program variant. The reference results are considered to be the ones generated by the program without parallel execution. As test vectors, resources from </text:span><text:a xlink:type="simple" xlink:href="https://rosettacode.org/wiki/Conway%27s_Game_of_Life" text:style-name="Internet_20_link" text:visited-style-name="Visited_20_Internet_20_Link"><text:span text:style-name="T2">https://rosettacode.org/wiki/Conway%27s_Game_of_Life</text:span></text:a><text:span text:style-name="T2"> have been used. <text:s/></text:span></text:p>
      <text:p text:style-name="P2">- <text:span text:style-name="T5">output_time directory </text:span><text:span text:style-name="T6">contains the execution time measured after I iterations on N x M input matrix. The format of files is:</text:span></text:p>
      <text:p text:style-name="P1"/>
      <text:h text:style-name="Heading_20_1" text:outline-level="1">Benchmark methodology</text:h>
      <text:p text:style-name="P6">For each implementation (i.e. without parallelization / MPI / OpenMP) the result is checked for correctness and the execution time is measured.</text:p>
      <text:p text:style-name="P6"/>
      <text:p text:style-name="P7">Final state correctness: <text:span text:style-name="T13">testing the correctness for the implementation without parallel execution is done by comparing the output against the ones from </text:span><text:a xlink:type="simple" xlink:href="https://rosettacode.org/wiki/Conway%27s_Game_of_Life" text:style-name="Internet_20_link" text:visited-style-name="Visited_20_Internet_20_Link"><text:span text:style-name="T13">https://rosettacode.org/wiki/Conway%27s_Game_of_Life</text:span></text:a><text:span text:style-name="T13">. For the following implementations, the output correctness is verified against the output generated by the simple implementation.</text:span></text:p>
      <text:p text:style-name="P6"/>
      <text:p text:style-name="P5"><text:span text:style-name="T12">Execution time: t</text:span>he measured execution time starts before computing the first new generation and ends after computing the last one. </text:p>
      <text:p text:style-name="P5"/>
      <text:p text:style-name="P8">Test <text:span text:style-name="T14">inputs: to measure the execution time, the following matrix sizes are tested:</text:span></text:p>
      <text:p text:style-name="P8">- <text:span text:style-name="T14">50x50</text:span></text:p>
      <text:p text:style-name="P8">- <text:span text:style-name="T14">150x150</text:span></text:p>
      <text:p text:style-name="P8">- <text:span text:style-name="T14">500x500</text:span></text:p>
      <text:p text:style-name="P8">- <text:span text:style-name="T14">1000x1000</text:span></text:p>
      <text:p text:style-name="P8">- <text:span text:style-name="T14">1500x1500</text:span></text:p>
      <text:p text:style-name="P8"/>
      <text:p text:style-name="P9">For each matrix size, the number of iterations is altered between the following values:</text:p>
      <text:p text:style-name="P9">- <text:span text:style-name="T15">25</text:span></text:p>
      <text:p text:style-name="P9">- <text:span text:style-name="T15">100</text:span></text:p>
      <text:p text:style-name="P9">- <text:span text:style-name="T15">500</text:span></text:p>
      <text:p text:style-name="P9">- <text:span text:style-name="T15">1000</text:span></text:p>
      <text:h text:style-name="Heading_20_1" text:outline-level="1">Game of life (<text:span text:style-name="T9">simple</text:span> implementation)</text:h>
      <text:p text:style-name="P1">- <text:span text:style-name="T7">source code file: game_of_life.c</text:span></text:p>
      <text:p text:style-name="P1">- <text:span text:style-name="T7">executable file name: game_of_life</text:span></text:p>
      <text:p text:style-name="P1"/>
      <text:p text:style-name="P3">Running the program</text:p>
      <text:p text:style-name="P3">- <text:span text:style-name="T8">command line arguments are:</text:span></text:p>
      <text:p text:style-name="P3"><text:tab/>- <text:span text:style-name="T8">n, m representing the size of the matrix</text:span></text:p>
      <text:p text:style-name="P3"><text:tab/>- <text:span text:style-name="T8">iterations representing the number of generations to be computed</text:span></text:p>
      <text:p text:style-name="P3"><text:tab/>- <text:span text:style-name="T8">input file: the file from where to read the initial state of the matrix</text:span></text:p>
      <text:p text:style-name="P3">- <text:span text:style-name="T11">example: game_of_life 5 6 1 ../input/Test_Input</text:span></text:p>
      <text:p text:style-name="P3"/>
      <text:p text:style-name="P4"><text:soft-page-break/>The program output<text:span text:style-name="T10">s two files at each run. The first one is the final state of the matrix, saved in the output_matrix directory. This is used to compare the results between programs. The second output is the execution time and it is saved in the output_time directory. </text:span></text:p>
      <text:p text:style-name="P4"/>
      <text:p text:style-name="P10">Output format: GOL_nxm_it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01:21:32.563385759</meta:creation-date>
    <meta:generator>LibreOffice/6.0.7.3$Linux_X86_64 LibreOffice_project/00m0$Build-3</meta:generator>
    <dc:date>2020-01-26T02:08:30.236137300</dc:date>
    <meta:editing-duration>PT46M41S</meta:editing-duration>
    <meta:editing-cycles>31</meta:editing-cycles>
    <meta:document-statistic meta:table-count="0" meta:image-count="0" meta:object-count="0" meta:page-count="2" meta:paragraph-count="30" meta:word-count="374" meta:character-count="2403" meta:non-whitespace-character-count="2052"/>
  </office:meta>
</office:document-meta>
</file>